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Consolas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Consolas" fo:font-size="8pt" style:font-size-asian="8pt" style:font-size-complex="8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officeooo:paragraph-rsid="000b4b2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.8752in" style:type="center"/>
          <style:tab-stop style:position="3.7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Consolas" fo:font-size="8pt" style:font-size-asian="8pt" style:font-size-complex="8pt"/>
    </style:style>
    <style:style style:name="MP2" style:family="paragraph" style:parent-style-name="Header">
      <style:paragraph-properties fo:text-align="end" style:justify-single-word="false"/>
      <style:text-properties style:font-name="Consolas" fo:font-size="8pt" style:font-size-asian="8pt" style:font-size-complex="8pt"/>
    </style:style>
    <style:page-layout style:name="Mpm1" style:page-usage="mirrored">
      <style:page-layout-properties fo:page-width="4.25in" fo:page-height="5.5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1</text:page-number></text:p>
      </style:header>
      <loext:header-first>
        <text:p text:style-name="MP1"><text:page-number text:select-page="current">1</text:page-number></text:p>
      </loext:header-first>
      <style:header-left>
        <text:p text:style-name="MP2"><text:page-number text:select-page="current">32</text:page-number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1:16:26.496000000</meta:creation-date>
    <dc:date>2019-12-31T11:40:35.244000000</dc:date>
    <meta:editing-duration>PT24M7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32" meta:paragraph-count="3" meta:word-count="3" meta:character-count="3" meta:non-whitespace-character-count="3"/>
  </office:meta>
</office:document-meta>
</file>